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TIT Marc-Alain MPI D2: seul:</text:p>
      <text:p text:style-name="P2">Exercices 1 et 2 :</text:p>
      <text:p text:style-name="P3">J'ai eu des difficultées pour comprendre comment fonctionnait l'ouverture d'un fichier, mais cela a été résolu rapidement. Aucun problème pour implanter les fonctions de l'exercice.</text:p>
      <text:p text:style-name="P3"/>
      <text:p text:style-name="P3">/** Affiche le total d'un tableau 1D</text:p>
      <text:p text:style-name="P3">* @param un vecteur 1D d'entiers</text:p>
      <text:p text:style-name="P3">* @return le total des entiers </text:p>
      <text:p text:style-name="P3">**/</text:p>
      <text:p text:style-name="P3">eautotal.cpp</text:p>
      <text:p text:style-name="P3"/>
      <text:p text:style-name="P3">/** Affiche la moyenne d'un tableau 1D</text:p>
      <text:p text:style-name="P3">* @ param un vecteur 1D d'entiers.</text:p>
      <text:p text:style-name="P3">* @ return la moyenne des entiers du tableau</text:p>
      <text:p text:style-name="P3">**/</text:p>
      <text:p text:style-name="P3">eaumoyen.cpp</text:p>
      <text:p text:style-name="P3"/>
      <text:p text:style-name="P3">/** Affiche la plus grande valeur d'un tableau 1D</text:p>
      <text:p text:style-name="P3">* @param un vecteur 1D d'entiers</text:p>
      <text:p text:style-name="P3">* @return la plus grande valeur du tableau</text:p>
      <text:p text:style-name="P3">**/</text:p>
      <text:p text:style-name="P3">eaumax.cpp et dechets.cpp</text:p>
      <text:p text:style-name="P3"/>
      <text:p text:style-name="P3">Complextité: Eautotal: f = O(2n)</text:p>
      <text:p text:style-name="P3"><text:s text:c="22"/>Eaumoyen: f = O(2n)</text:p>
      <text:p text:style-name="P3"><text:s text:c="22"/>Eaumax: f = O(n²)</text:p>
      <text:p text:style-name="P3"><text:s text:c="22"/>Dechets: f = O(n²)</text:p>
      <text:p text:style-name="P3"/>
      <text:p text:style-name="P3">Grande confiance dans les programmes implantés car si le résultat affiché n'est pas bon, alors affiche une erreur.</text:p>
      <text:p text:style-name="P3"/>
      <text:p text:style-name="P2">Exercice 3 : </text:p>
      <text:p text:style-name="P3">Aucune difficulté rencontrée. Sauf pour la compilation du projet, qui ne fonctionnait pas chez moi.</text:p>
      <text:p text:style-name="P3">La documentation se trouve sur le programme directement.</text:p>
      <text:p text:style-name="P5"/>
      <text:p text:style-name="P4">vector&lt;vector&lt;int&gt;&gt; litTableauInt(string fichier, int nb_colonnes); complexité: f = O(n²)</text:p>
      <text:p text:style-name="P4">vector&lt;int&gt; colonne(vector&lt;vector&lt;int&gt;&gt; t, int i); complexité : f = O(n)</text:p>
      <text:p text:style-name="P4">int total(vector&lt;int&gt; t); complexité: f = O(2n)</text:p>
      <text:p text:style-name="P4">int moyenne(vector&lt;int&gt; t); complexité : f =O(2n)</text:p>
      <text:p text:style-name="P4">int max(vector&lt;int&gt; t); complexité : f = O(n)</text:p>
      <text:p text:style-name="P4">int maxPosition(vector&lt;int&gt; t); complexité : f = O(n)</text:p>
      <text:p text:style-name="P4"/>
      <text:p text:style-name="P4">Confiance dans les programmes grâce à des tests qui affichent une erreur si le résultat n'est pas bon.</text:p>
      <text:p text:style-name="P3"/>
      <text:p text:style-name="P2">Exercice 4:</text:p>
      <text:p text:style-name="P3">Aucune difficultée rencotrée.</text:p>
      <text:p text:style-name="P3"><text:soft-page-break/></text:p>
      <text:p text:style-name="P3">/** Affiche le total d'un tableau 1D</text:p>
      <text:p text:style-name="P3">* @param un vecteur 1D d'entiers</text:p>
      <text:p text:style-name="P3">* @return le total des entiers </text:p>
      <text:p text:style-name="P3">**/</text:p>
      <text:p text:style-name="P3">eautotalcsv.cpp</text:p>
      <text:p text:style-name="P3"/>
      <text:p text:style-name="P3">complexité : f = O(2n)</text:p>
      <text:p text:style-name="P3"/>
      <text:p text:style-name="P3">/** Affiche la moyenne d'un tableau 1D</text:p>
      <text:p text:style-name="P3">* @ param un vecteur 1D d'entiers.</text:p>
      <text:p text:style-name="P3">* @ return la moyenne des entiers du tableau</text:p>
      <text:p text:style-name="P3">**/</text:p>
      <text:p text:style-name="P3">eaumoyencsv.cpp</text:p>
      <text:p text:style-name="P3"/>
      <text:p text:style-name="P3">complexité : f = O(2n)</text:p>
      <text:p text:style-name="P3">/** Affiche la plus grande valeur d'un tableau 1D</text:p>
      <text:p text:style-name="P3">* @param un vecteur 1D d'entiers</text:p>
      <text:p text:style-name="P3">* @return la plus grande valeur du tableau</text:p>
      <text:p text:style-name="P3">**/</text:p>
      <text:p text:style-name="P3">eaumaxcsv.cpp </text:p>
      <text:p text:style-name="P3"/>
      <text:p text:style-name="P3">complexité: <text:s/>f = O(n²) </text:p>
      <text:p text:style-name="P3"/>
      <text:p text:style-name="P3">Grande confiance dans les programmes implantés car si le résultat n'est pas bon, affiche une erreur.</text:p>
      <text:p text:style-name="P2"/>
      <text:p text:style-name="P2">Exercice 5:</text:p>
      <text:p text:style-name="P3">Fonction Template class T non comprise.</text:p>
      <text:p text:style-name="P3">La documentation des fonctions implantées se trouve directement sur le programme.</text:p>
      <text:p text:style-name="P3"/>
      <text:p text:style-name="P3">vector&lt;vector&lt;string&gt;&gt; litTableauCSV(string fichier, int nb_colonnes); complexité : f = O(n²)</text:p>
      <text:p text:style-name="P3">vector&lt;vector&lt;string&gt;&gt; litTableauCSV(string fichier); complexité : f = O(n²)</text:p>
      <text:p text:style-name="P3">void afficheTableau(vector&lt;vector&lt;string&gt;&gt; tableau);complexité : f = O(n²)</text:p>
      <text:p text:style-name="P3">vector&lt;string&gt; colonne(vector&lt;vector&lt;string&gt;&gt; t, int i); complexité : f = O(n)</text:p>
      <text:p text:style-name="P3">vector&lt;int&gt; conversionInt(vector&lt;string&gt; t); complexité : f = O(2n)</text:p>
      <text:p text:style-name="P3">vector&lt;double&gt; conversionDouble(vector&lt;string&gt; t); complexité : f = O(2n)</text:p>
      <text:p text:style-name="P2"/>
      <text:p text:style-name="P2">Exercice 6:</text:p>
      <text:p text:style-name="P3">Difficulté pour compiler le programme arbres et manque de temps pour faire la suite.</text:p>
      <text:p text:style-name="P3"/>
      <text:p text:style-name="P3">/** Lit un tableau CSV pour en extraire des informations</text:p>
      <text:p text:style-name="P3">*@ param un fichier de strings</text:p>
      <text:p text:style-name="P3">*@ param le numéro de la colonne a extraire</text:p>
      <text:p text:style-name="P3">*@ return la plus grande information de la colonne extraite</text:p>
      <text:p text:style-name="P3">**/</text:p>
      <text:p text:style-name="P3">Arbrescsv.cpp</text:p>
      <text:p text:style-name="P3"><text:soft-page-break/></text:p>
      <text:p text:style-name="P3">complexité : f = O(n²) + O(n) = O(n²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43S</meta:editing-duration>
    <meta:editing-cycles>30</meta:editing-cycles>
    <meta:generator>OpenOffice/4.1.1$Win32 OpenOffice.org_project/411m6$Build-9775</meta:generator>
    <dc:date>2016-12-15T12:08:49.61</dc:date>
    <dc:creator>Marc-Alain Petit</dc:creator>
    <meta:document-statistic meta:table-count="0" meta:image-count="0" meta:object-count="0" meta:page-count="3" meta:paragraph-count="72" meta:word-count="492" meta:character-count="3042"/>
    <meta:user-defined meta:name="Info 1"/>
    <meta:user-defined meta:name="Info 2"/>
    <meta:user-defined meta:name="Info 3"/>
    <meta:user-defined meta:name="Info 4"/>
  </office:meta>
</office:document-meta>
</file>